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bcc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efd4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style:text-align-source="fix" style:repeat-content="false" fo:border="non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bcc" fo:border="none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style:use-window-font-color="tru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ELECTRE 1</text:p>
          </table:table-cell>
          <table:table-cell table:number-columns-repeated="6"/>
          <table:table-cell office:value-type="string" calcext:value-type="string">
            <text:p>Matriz Concordânc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riz de Performance</text:p>
          </table:table-cell>
          <table:table-cell table:number-columns-repeated="6"/>
          <table:table-cell table:style-name="ce1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style-name="ce13"/>
        </table:table-row>
        <table:table-row table:style-name="ro2">
          <table:table-cell table:style-name="ce2" office:value-type="string" calcext:value-type="string">
            <text:p>Critérios →</text:p>
          </table:table-cell>
          <table:table-cell table:style-name="ce8" office:value-type="string" calcext:value-type="string">
            <text:p>Experiência Profissional</text:p>
          </table:table-cell>
          <table:table-cell table:style-name="ce8" office:value-type="string" calcext:value-type="string">
            <text:p>Carisma</text:p>
          </table:table-cell>
          <table:table-cell table:style-name="ce8" office:value-type="string" calcext:value-type="string">
            <text:p>Conhecimento Técnico</text:p>
          </table:table-cell>
          <table:table-cell table:style-name="ce8" office:value-type="string" calcext:value-type="string">
            <text:p>Expressão Excrita</text:p>
          </table:table-cell>
          <table:table-cell table:style-name="ce8" office:value-type="string" calcext:value-type="string">
            <text:p>Expressão Oral</text:p>
          </table:table-cell>
          <table:table-cell/>
          <table:table-cell table:style-name="ce14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(IF([.B5]&gt;=[.B6];[.B10];0)+IF([.C5]&gt;=[.C6];[.C10];0)+IF([.D5]&gt;=[.D6];[.D10];0)+IF([.E5]&gt;=[.E6];[.E10];0)+IF([.F5]&gt;=[.F6];[.F10];0))/SUM([.B10:.F10])" office:value-type="float" office:value="0.1" calcext:value-type="float">
            <text:p>0.1</text:p>
          </table:table-cell>
          <table:table-cell table:style-name="ce10" table:formula="of:=(IF([.B5]&gt;=[.B7];[.B10];0)+IF([.C5]&gt;=[.C7];[.C10];0)+IF([.D5]&gt;=[.D7];[.D10];0)+IF([.E5]&gt;=[.E7];[.E10];0)+IF([.F5]&gt;=[.F7];[.F10];0))/SUM([.B10:.F10])" office:value-type="float" office:value="0.8" calcext:value-type="float">
            <text:p>0.8</text:p>
          </table:table-cell>
          <table:table-cell table:style-name="ce10" table:formula="of:=(IF([.B5]&gt;=[.B8];[.B10];0)+IF([.C5]&gt;=[.C8];[.C10];0)+IF([.D5]&gt;=[.D8];[.D10];0)+IF([.E5]&gt;=[.E8];[.E10];0)+IF([.F5]&gt;=[.F8];[.F10];0))/SUM([.B10:.F10])" office:value-type="float" office:value="1" calcext:value-type="float">
            <text:p>1</text:p>
          </table:table-cell>
          <table:table-cell table:style-name="ce10" table:formula="of:=(IF([.B5]&gt;=[.B9];[.B10];0)+IF([.C5]&gt;=[.C9];[.C10];0)+IF([.D5]&gt;=[.D9];[.D10];0)+IF([.E5]&gt;=[.E9];[.E10];0)+IF([.F5]&gt;=[.F9];[.F10];0))/SUM([.B10:.F10])" office:value-type="float" office:value="0.1" calcext:value-type="float">
            <text:p>0.1</text:p>
          </table:table-cell>
          <table:table-cell table:style-name="ce13"/>
        </table:table-row>
        <table:table-row table:style-name="ro2">
          <table:table-cell table:style-name="ce3" office:value-type="string" calcext:value-type="string">
            <text:p>V Professores</text:p>
          </table:table-cell>
          <table:table-cell table:style-name="ce9"/>
          <table:table-cell table:style-name="ce10" table:number-columns-repeated="4"/>
          <table:table-cell/>
          <table:table-cell table:style-name="ce14" office:value-type="string" calcext:value-type="string">
            <text:p>B</text:p>
          </table:table-cell>
          <table:table-cell table:style-name="ce10" table:formula="of:=(IF([.B6]&gt;=[.B5];[.B10];0)+IF([.C6]&gt;=[.C5];[.C10];0)+IF([.D6]&gt;=[.D5];[.D10];0)+IF([.E6]&gt;=[.E5];[.E10];0)+IF([.F6]&gt;=[.F5];[.F10];0))/SUM([.B10:.F10])" office:value-type="float" office:value="0.9" calcext:value-type="float">
            <text:p>0.9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(IF([.B6]&gt;=[.B7];[.B10];0)+IF([.C6]&gt;=[.C7];[.C10];0)+IF([.D6]&gt;=[.D7];[.D10];0)+IF([.E6]&gt;=[.E7];[.E10];0)+IF([.F6]&gt;=[.F7];[.F10];0))/SUM([.B10:.F10])" office:value-type="float" office:value="1" calcext:value-type="float">
            <text:p>1</text:p>
          </table:table-cell>
          <table:table-cell table:style-name="ce10" table:formula="of:=(IF([.B6]&gt;=[.B8];[.B10];0)+IF([.C6]&gt;=[.C8];[.C10];0)+IF([.D6]&gt;=[.D8];[.D10];0)+IF([.E6]&gt;=[.E8];[.E10];0)+IF([.F6]&gt;=[.F8];[.F10];0))/SUM([.B10:.F10])" office:value-type="float" office:value="1" calcext:value-type="float">
            <text:p>1</text:p>
          </table:table-cell>
          <table:table-cell table:style-name="ce10" table:formula="of:=(IF([.B6]&gt;=[.B9];[.B10];0)+IF([.C6]&gt;=[.C9];[.C10];0)+IF([.D6]&gt;=[.D9];[.D10];0)+IF([.E6]&gt;=[.E9];[.E10];0)+IF([.F6]&gt;=[.F9];[.F10];0))/SUM([.B10:.F10])" office:value-type="float" office:value="0.8" calcext:value-type="float">
            <text:p>0.8</text:p>
          </table:table-cell>
          <table:table-cell table:style-name="ce13"/>
        </table:table-row>
        <table:table-row table:style-name="ro2">
          <table:table-cell table:style-name="ce4" office:value-type="string" calcext:value-type="string">
            <text:p>Alic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C</text:p>
          </table:table-cell>
          <table:table-cell table:style-name="ce10" table:formula="of:=(IF([.B7]&gt;=[.B5];[.B10];0)+IF([.C7]&gt;=[.C5];[.C10];0)+IF([.D7]&gt;=[.D5];[.D10];0)+IF([.E7]&gt;=[.E5];[.E10];0)+IF([.F7]&gt;=[.F5];[.F10];0))/SUM([.B10:.F10])" office:value-type="float" office:value="0.2" calcext:value-type="float">
            <text:p>0.2</text:p>
          </table:table-cell>
          <table:table-cell table:style-name="ce10" table:formula="of:=(IF([.B7]&gt;=[.B6];[.B10];0)+IF([.C7]&gt;=[.C6];[.C10];0)+IF([.D7]&gt;=[.D6];[.D10];0)+IF([.E7]&gt;=[.E6];[.E10];0)+IF([.F7]&gt;=[.F6];[.F10];0))/SUM([.B10:.F10])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(IF([.B7]&gt;=[.B8];[.B10];0)+IF([.C7]&gt;=[.C8];[.C10];0)+IF([.D7]&gt;=[.D8];[.D10];0)+IF([.E7]&gt;=[.E8];[.E10];0)+IF([.F7]&gt;=[.F8];[.F10];0))/SUM([.B10:.F10])" office:value-type="float" office:value="0.7" calcext:value-type="float">
            <text:p>0.7</text:p>
          </table:table-cell>
          <table:table-cell table:style-name="ce10" table:formula="of:=(IF([.B7]&gt;=[.B9];[.B10];0)+IF([.C7]&gt;=[.C9];[.C10];0)+IF([.D7]&gt;=[.D9];[.D10];0)+IF([.E7]&gt;=[.E9];[.E10];0)+IF([.F7]&gt;=[.F9];[.F10];0))/SUM([.B10:.F10])" office:value-type="float" office:value="0" calcext:value-type="float">
            <text:p>0</text:p>
          </table:table-cell>
          <table:table-cell table:style-name="ce13"/>
        </table:table-row>
        <table:table-row table:style-name="ro2">
          <table:table-cell table:style-name="ce4" office:value-type="string" calcext:value-type="string">
            <text:p>Bruna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10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D</text:p>
          </table:table-cell>
          <table:table-cell table:style-name="ce10" table:formula="of:=(IF([.B8]&gt;=[.B5];[.B10];0)+IF([.C8]&gt;=[.C5];[.C10];0)+IF([.D8]&gt;=[.D5];[.D10];0)+IF([.E8]&gt;=[.E5];[.E10];0)+IF([.F8]&gt;=[.F5];[.F10];0))/SUM([.B10:.F10])" office:value-type="float" office:value="0" calcext:value-type="float">
            <text:p>0</text:p>
          </table:table-cell>
          <table:table-cell table:style-name="ce10" table:formula="of:=(IF([.B8]&gt;=[.B6];[.B10];0)+IF([.C8]&gt;=[.C6];[.C10];0)+IF([.D8]&gt;=[.D6];[.D10];0)+IF([.E8]&gt;=[.E6];[.E10];0)+IF([.F8]&gt;=[.F6];[.F10];0))/SUM([.B10:.F10])" office:value-type="float" office:value="0" calcext:value-type="float">
            <text:p>0</text:p>
          </table:table-cell>
          <table:table-cell table:style-name="ce10" table:formula="of:=(IF([.B8]&gt;=[.B7];[.B10];0)+IF([.C8]&gt;=[.C7];[.C10];0)+IF([.D8]&gt;=[.D7];[.D10];0)+IF([.E8]&gt;=[.E7];[.E10];0)+IF([.F8]&gt;=[.F7];[.F10];0))/SUM([.B10:.F10])" office:value-type="float" office:value="0.4" calcext:value-type="float">
            <text:p>0.4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(IF([.B8]&gt;=[.B9];[.B10];0)+IF([.C8]&gt;=[.C9];[.C10];0)+IF([.D8]&gt;=[.D9];[.D10];0)+IF([.E8]&gt;=[.E9];[.E10];0)+IF([.F8]&gt;=[.F9];[.F10];0))/SUM([.B10:.F10])" office:value-type="float" office:value="0" calcext:value-type="float">
            <text:p>0</text:p>
          </table:table-cell>
          <table:table-cell table:style-name="ce13"/>
        </table:table-row>
        <table:table-row table:style-name="ro2">
          <table:table-cell table:style-name="ce4" office:value-type="string" calcext:value-type="string">
            <text:p>Carlo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E</text:p>
          </table:table-cell>
          <table:table-cell table:style-name="ce10" table:formula="of:=(IF([.B9]&gt;=[.B5];[.B10];0)+IF([.C9]&gt;=[.C5];[.C10];0)+IF([.D9]&gt;=[.D5];[.D10];0)+IF([.E9]&gt;=[.E5];[.E10];0)+IF([.F9]&gt;=[.F5];[.F10];0))/SUM([.B10:.F10])" office:value-type="float" office:value="0.9" calcext:value-type="float">
            <text:p>0.9</text:p>
          </table:table-cell>
          <table:table-cell table:style-name="ce10" table:formula="of:=(IF([.B9]&gt;=[.B6];[.B10];0)+IF([.C9]&gt;=[.C6];[.C10];0)+IF([.D9]&gt;=[.D6];[.D10];0)+IF([.E9]&gt;=[.E6];[.E10];0)+IF([.F9]&gt;=[.F6];[.F10];0))/SUM([.B10:.F10])" office:value-type="float" office:value="0.2" calcext:value-type="float">
            <text:p>0.2</text:p>
          </table:table-cell>
          <table:table-cell table:style-name="ce10" table:formula="of:=(IF([.B9]&gt;=[.B7];[.B10];0)+IF([.C9]&gt;=[.C7];[.C10];0)+IF([.D9]&gt;=[.D7];[.D10];0)+IF([.E9]&gt;=[.E7];[.E10];0)+IF([.F9]&gt;=[.F7];[.F10];0))/SUM([.B10:.F10])" office:value-type="float" office:value="1" calcext:value-type="float">
            <text:p>1</text:p>
          </table:table-cell>
          <table:table-cell table:style-name="ce10" table:formula="of:=(IF([.B9]&gt;=[.B8];[.B10];0)+IF([.C9]&gt;=[.C8];[.C10];0)+IF([.D9]&gt;=[.D8];[.D10];0)+IF([.E9]&gt;=[.E8];[.E10];0)+IF([.F9]&gt;=[.F8];[.F10];0))/SUM([.B10:.F10])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4" office:value-type="string" calcext:value-type="string">
            <text:p>Danie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3" table:number-columns-repeated="7"/>
        </table:table-row>
        <table:table-row table:style-name="ro2">
          <table:table-cell table:style-name="ce4" office:value-type="string" calcext:value-type="string">
            <text:p>Ester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Matriz de Discordância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ESO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/>
          <table:table-cell table:style-name="ce1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/>
        </table:table-row>
        <table:table-row table:style-name="ro2">
          <table:table-cell table:number-columns-repeated="7"/>
          <table:table-cell table:style-name="ce14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B25]" office:value-type="float" office:value="0.5" calcext:value-type="float">
            <text:p>0.5</text:p>
          </table:table-cell>
          <table:table-cell table:style-name="ce10" table:formula="of:=[.B31]" office:value-type="float" office:value="0.166666666666667" calcext:value-type="float">
            <text:p>0.166666666666667</text:p>
          </table:table-cell>
          <table:table-cell table:style-name="ce10" table:formula="of:=[.B37]" office:value-type="float" office:value="0" calcext:value-type="float">
            <text:p>0</text:p>
          </table:table-cell>
          <table:table-cell table:style-name="ce10" table:formula="of:=[.B43]" office:value-type="float" office:value="0.833333333333333" calcext:value-type="float">
            <text:p>0.833333333333333</text:p>
          </table:table-cell>
          <table:table-cell/>
        </table:table-row>
        <table:table-row table:style-name="ro2">
          <table:table-cell table:style-name="ce21" office:value-type="string" calcext:value-type="string">
            <text:p>Ĉ =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/>
          <table:table-cell table:style-name="ce14" office:value-type="string" calcext:value-type="string">
            <text:p>B</text:p>
          </table:table-cell>
          <table:table-cell table:style-name="ce10" table:formula="of:=[.B50]" office:value-type="float" office:value="0.166666666666667" calcext:value-type="float">
            <text:p>0.166666666666667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B56]" office:value-type="float" office:value="0" calcext:value-type="float">
            <text:p>0</text:p>
          </table:table-cell>
          <table:table-cell table:style-name="ce10" table:formula="of:=[.B62]" office:value-type="float" office:value="0" calcext:value-type="float">
            <text:p>0</text:p>
          </table:table-cell>
          <table:table-cell table:style-name="ce10" table:formula="of:=[.B68]" office:value-type="float" office:value="0.333333333333333" calcext:value-type="float">
            <text:p>0.333333333333333</text:p>
          </table:table-cell>
          <table:table-cell/>
        </table:table-row>
        <table:table-row table:style-name="ro2">
          <table:table-cell table:style-name="ce21" office:value-type="string" calcext:value-type="string">
            <text:p>D =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/>
          <table:table-cell table:style-name="ce14" office:value-type="string" calcext:value-type="string">
            <text:p>C</text:p>
          </table:table-cell>
          <table:table-cell table:style-name="ce10" table:formula="of:=[.B75]" office:value-type="float" office:value="1" calcext:value-type="float">
            <text:p>1</text:p>
          </table:table-cell>
          <table:table-cell table:style-name="ce10" table:formula="of:=[.B81]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B87]" office:value-type="float" office:value="0.333333333333333" calcext:value-type="float">
            <text:p>0.333333333333333</text:p>
          </table:table-cell>
          <table:table-cell table:style-name="ce10" table:formula="of:=[.B93]" office:value-type="float" office:value="0.666666666666667" calcext:value-type="float">
            <text:p>0.666666666666667</text:p>
          </table:table-cell>
          <table:table-cell/>
        </table:table-row>
        <table:table-row table:style-name="ro2">
          <table:table-cell table:number-columns-repeated="7"/>
          <table:table-cell table:style-name="ce14" office:value-type="string" calcext:value-type="string">
            <text:p>D</text:p>
          </table:table-cell>
          <table:table-cell table:style-name="ce10" table:formula="of:=[.B100]" office:value-type="float" office:value="1" calcext:value-type="float">
            <text:p>1</text:p>
          </table:table-cell>
          <table:table-cell table:style-name="ce10" table:formula="of:=[.B106]" office:value-type="float" office:value="1" calcext:value-type="float">
            <text:p>1</text:p>
          </table:table-cell>
          <table:table-cell table:style-name="ce10" table:formula="of:=[.B112]" office:value-type="float" office:value="0.333333333333333" calcext:value-type="float">
            <text:p>0.333333333333333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[.B118]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Máximos</text:p>
          </table:table-cell>
          <table:table-cell table:style-name="ce9" table:formula="of:=MAX([.B5:.B9])" office:value-type="float" office:value="7" calcext:value-type="float">
            <text:p>7</text:p>
          </table:table-cell>
          <table:table-cell table:style-name="ce9" table:formula="of:=MAX([.C5:.C9])" office:value-type="float" office:value="8" calcext:value-type="float">
            <text:p>8</text:p>
          </table:table-cell>
          <table:table-cell table:style-name="ce9" table:formula="of:=MAX([.D5:.D9])" office:value-type="float" office:value="7" calcext:value-type="float">
            <text:p>7</text:p>
          </table:table-cell>
          <table:table-cell table:style-name="ce9" table:formula="of:=MAX([.E5:.E9])" office:value-type="float" office:value="7" calcext:value-type="float">
            <text:p>7</text:p>
          </table:table-cell>
          <table:table-cell table:style-name="ce9" table:formula="of:=MAX([.F5:.F9])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E</text:p>
          </table:table-cell>
          <table:table-cell table:style-name="ce10" table:formula="of:=[.B125]" office:value-type="float" office:value="0.333333333333333" calcext:value-type="float">
            <text:p>0.333333333333333</text:p>
          </table:table-cell>
          <table:table-cell table:style-name="ce10" table:formula="of:=[.B131]" office:value-type="float" office:value="0.333333333333333" calcext:value-type="float">
            <text:p>0.333333333333333</text:p>
          </table:table-cell>
          <table:table-cell table:style-name="ce10" table:formula="of:=[.B137]" office:value-type="float" office:value="0" calcext:value-type="float">
            <text:p>0</text:p>
          </table:table-cell>
          <table:table-cell table:style-name="ce10" table:formula="of:=[.B143]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/>
        </table:table-row>
        <table:table-row table:style-name="ro2">
          <table:table-cell table:style-name="ce5" office:value-type="string" calcext:value-type="string">
            <text:p>Mínimos</text:p>
          </table:table-cell>
          <table:table-cell table:style-name="ce9" table:formula="of:=MIN([.B5:.B9])" office:value-type="float" office:value="1" calcext:value-type="float">
            <text:p>1</text:p>
          </table:table-cell>
          <table:table-cell table:style-name="ce9" table:formula="of:=MIN([.C5:.C9])" office:value-type="float" office:value="2" calcext:value-type="float">
            <text:p>2</text:p>
          </table:table-cell>
          <table:table-cell table:style-name="ce9" table:formula="of:=MIN([.D5:.D9])" office:value-type="float" office:value="1" calcext:value-type="float">
            <text:p>1</text:p>
          </table:table-cell>
          <table:table-cell table:style-name="ce9" table:formula="of:=MIN([.E5:.E9])" office:value-type="float" office:value="1" calcext:value-type="float">
            <text:p>1</text:p>
          </table:table-cell>
          <table:table-cell table:style-name="ce9" table:formula="of:=MIN([.F5:.F9])" office:value-type="float" office:value="1" calcext:value-type="float">
            <text:p>1</text:p>
          </table:table-cell>
          <table:table-cell/>
          <table:table-cell table:style-name="ce15" table:number-columns-repeated="7"/>
        </table:table-row>
        <table:table-row table:style-name="ro2">
          <table:table-cell table:style-name="ce5" office:value-type="string" calcext:value-type="string">
            <text:p>Delta</text:p>
          </table:table-cell>
          <table:table-cell table:style-name="ce9" table:formula="of:=[.B15]-[.B16]" office:value-type="float" office:value="6" calcext:value-type="float">
            <text:p>6</text:p>
          </table:table-cell>
          <table:table-cell table:style-name="ce9" table:formula="of:=[.C15]-[.C16]" office:value-type="float" office:value="6" calcext:value-type="float">
            <text:p>6</text:p>
          </table:table-cell>
          <table:table-cell table:style-name="ce9" table:formula="of:=[.D15]-[.D16]" office:value-type="float" office:value="6" calcext:value-type="float">
            <text:p>6</text:p>
          </table:table-cell>
          <table:table-cell table:style-name="ce9" table:formula="of:=[.E15]-[.E16]" office:value-type="float" office:value="6" calcext:value-type="float">
            <text:p>6</text:p>
          </table:table-cell>
          <table:table-cell table:style-name="ce9" table:formula="of:=[.F15]-[.F16]" office:value-type="float" office:value="6" calcext:value-type="float">
            <text:p>6</text:p>
          </table:table-cell>
          <table:table-cell/>
          <table:table-cell office:value-type="string" calcext:value-type="string">
            <text:p>Matriz de Credibilidade (sobreclassificação)</text:p>
          </table:table-cell>
          <table:table-cell table:number-columns-repeated="5"/>
          <table:table-cell table:style-name="ce15"/>
        </table:table-row>
        <table:table-row table:style-name="ro2">
          <table:table-cell table:style-name="ce6" office:value-type="string" calcext:value-type="string">
            <text:p>Máximo Delta</text:p>
          </table:table-cell>
          <table:table-cell table:style-name="ce11" table:formula="of:=MAX([.B17:.F17])" office:value-type="float" office:value="6" calcext:value-type="float">
            <text:p>6</text:p>
          </table:table-cell>
          <table:table-cell table:number-columns-repeated="5"/>
          <table:table-cell table:style-name="ce13"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style-name="ce15"/>
        </table:table-row>
        <table:table-row table:style-name="ro2">
          <table:table-cell table:number-columns-repeated="7"/>
          <table:table-cell table:style-name="ce14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IF([.J11]&gt;=[.B12];0;IF([.J11]&lt;=[.B13];1;0))" office:value-type="float" office:value="0" calcext:value-type="float">
            <text:p>0</text:p>
          </table:table-cell>
          <table:table-cell table:style-name="ce10" table:formula="of:=IF([.K11]&gt;=[.B12];0;IF([.K11]&lt;=[.B13];1;0))" office:value-type="float" office:value="0" calcext:value-type="float">
            <text:p>0</text:p>
          </table:table-cell>
          <table:table-cell table:style-name="ce10" table:formula="of:=IF([.L11]&gt;=[.B12];0;IF([.L11]&lt;=[.B13];1;0))" office:value-type="float" office:value="1" calcext:value-type="float">
            <text:p>1</text:p>
          </table:table-cell>
          <table:table-cell table:style-name="ce10" table:formula="of:=IF([.M11]&gt;=[.B12];0;IF([.M11]&lt;=[.B13];1;0))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 office:value-type="string" calcext:value-type="string">
            <text:p>A:a (b-a)</text:p>
          </table:table-cell>
          <table:table-cell table:formula="of:=([.B6]-[.B5])/[.B18]" office:value-type="float" office:value="0.5" calcext:value-type="float">
            <text:p>0.5</text:p>
          </table:table-cell>
          <table:table-cell table:number-columns-repeated="5"/>
          <table:table-cell table:style-name="ce14" office:value-type="string" calcext:value-type="string">
            <text:p>B</text:p>
          </table:table-cell>
          <table:table-cell table:style-name="ce10" table:formula="of:=IF([.I12]&gt;=[.B12];0;IF([.I12]&lt;=[.B13];1;0))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IF([.K12]&gt;=[.B12];0;IF([.K12]&lt;=[.B13];1;0))" office:value-type="float" office:value="1" calcext:value-type="float">
            <text:p>1</text:p>
          </table:table-cell>
          <table:table-cell table:style-name="ce10" table:formula="of:=IF([.L12]&gt;=[.B12];0;IF([.L12]&lt;=[.B13];1;0))" office:value-type="float" office:value="1" calcext:value-type="float">
            <text:p>1</text:p>
          </table:table-cell>
          <table:table-cell table:style-name="ce10" table:formula="of:=IF([.M12]&gt;=[.B12];0;IF([.M12]&lt;=[.B13];1;0))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 office:value-type="string" calcext:value-type="string">
            <text:p>A:b (b-a)</text:p>
          </table:table-cell>
          <table:table-cell table:formula="of:=([.C6]-[.C5])/[.B18]" office:value-type="float" office:value="-0.166666666666667" calcext:value-type="float">
            <text:p>-0.166666666666667</text:p>
          </table:table-cell>
          <table:table-cell table:number-columns-repeated="5"/>
          <table:table-cell table:style-name="ce14" office:value-type="string" calcext:value-type="string">
            <text:p>C</text:p>
          </table:table-cell>
          <table:table-cell table:style-name="ce10" table:formula="of:=IF([.I13]&gt;=[.B12];0;IF([.I13]&lt;=[.B13];1;0))" office:value-type="float" office:value="0" calcext:value-type="float">
            <text:p>0</text:p>
          </table:table-cell>
          <table:table-cell table:style-name="ce10" table:formula="of:=IF([.J13]&gt;=[.B12];0;IF([.J13]&lt;=[.B13];1;0))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IF([.L13]&gt;=[.B12];0;IF([.L13]&lt;=[.B13];1;0))" office:value-type="float" office:value="0" calcext:value-type="float">
            <text:p>0</text:p>
          </table:table-cell>
          <table:table-cell table:style-name="ce10" table:formula="of:=IF([.M13]&gt;=[.B12];0;IF([.M13]&lt;=[.B13];1;0))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 office:value-type="string" calcext:value-type="string">
            <text:p>A:c (b-a)</text:p>
          </table:table-cell>
          <table:table-cell table:formula="of:=([.D6]-[.D5])/[.B18]" office:value-type="float" office:value="0.5" calcext:value-type="float">
            <text:p>0.5</text:p>
          </table:table-cell>
          <table:table-cell table:number-columns-repeated="5"/>
          <table:table-cell table:style-name="ce14" office:value-type="string" calcext:value-type="string">
            <text:p>D</text:p>
          </table:table-cell>
          <table:table-cell table:style-name="ce10" table:formula="of:=IF([.I14]&gt;=[.B12];0;IF([.I14]&lt;=[.B13];1;0))" office:value-type="float" office:value="0" calcext:value-type="float">
            <text:p>0</text:p>
          </table:table-cell>
          <table:table-cell table:style-name="ce10" table:formula="of:=IF([.J14]&gt;=[.B12];0;IF([.J14]&lt;=[.B13];1;0))" office:value-type="float" office:value="0" calcext:value-type="float">
            <text:p>0</text:p>
          </table:table-cell>
          <table:table-cell table:style-name="ce10" table:formula="of:=IF([.K14]&gt;=[.B12];0;IF([.K14]&lt;=[.B13];1;0))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0" table:formula="of:=IF([.M14]&gt;=[.B12];0;IF([.M14]&lt;=[.B13];1;0))" office:value-type="float" office:value="0" calcext:value-type="float">
            <text:p>0</text:p>
          </table:table-cell>
          <table:table-cell table:style-name="ce15"/>
        </table:table-row>
        <table:table-row table:style-name="ro2">
          <table:table-cell office:value-type="string" calcext:value-type="string">
            <text:p>A:d (b-a)</text:p>
          </table:table-cell>
          <table:table-cell table:formula="of:=([.E6]-[.E5])/[.B21]" office:value-type="float" office:value="-18" calcext:value-type="float">
            <text:p>-18</text:p>
          </table:table-cell>
          <table:table-cell table:number-columns-repeated="5"/>
          <table:table-cell table:style-name="ce14" office:value-type="string" calcext:value-type="string">
            <text:p>E</text:p>
          </table:table-cell>
          <table:table-cell table:style-name="ce10" table:formula="of:=IF([.I15]&gt;=[.B12];0;IF([.I15]&lt;=[.B13];1;0))" office:value-type="float" office:value="0" calcext:value-type="float">
            <text:p>0</text:p>
          </table:table-cell>
          <table:table-cell table:style-name="ce10" table:formula="of:=IF([.J15]&gt;=[.B12];0;IF([.J15]&lt;=[.B13];1;0))" office:value-type="float" office:value="0" calcext:value-type="float">
            <text:p>0</text:p>
          </table:table-cell>
          <table:table-cell table:style-name="ce10" table:formula="of:=IF([.K15]&gt;=[.B12];0;IF([.K15]&lt;=[.B13];1;0))" office:value-type="float" office:value="1" calcext:value-type="float">
            <text:p>1</text:p>
          </table:table-cell>
          <table:table-cell table:style-name="ce10" table:formula="of:=IF([.L15]&gt;=[.B12];0;IF([.L15]&lt;=[.B13];1;0))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5"/>
        </table:table-row>
        <table:table-row table:style-name="ro2">
          <table:table-cell office:value-type="string" calcext:value-type="string">
            <text:p>A:e (b-a)</text:p>
          </table:table-cell>
          <table:table-cell table:formula="of:=([.F6]-[.F5])/[.B21]" office:value-type="float" office:value="-18" calcext:value-type="float">
            <text:p>-18</text:p>
          </table:table-cell>
          <table:table-cell table:number-columns-repeated="5"/>
          <table:table-cell table:style-name="ce15" table:number-columns-repeated="7"/>
        </table:table-row>
        <table:table-row table:style-name="ro2">
          <table:table-cell table:style-name="ce7" office:value-type="string" calcext:value-type="string">
            <text:p>Máximo A:B</text:p>
          </table:table-cell>
          <table:table-cell table:style-name="ce7" table:formula="of:==IF((MAX([.B20:.B24])&lt;0);0;MAX([.B20:.B24]))" office:value-type="float" office:value="0.5" calcext:value-type="float">
            <text:p>0.5</text:p>
          </table:table-cell>
          <table:table-cell table:number-columns-repeated="4"/>
          <table:table-cell table:style-name="ce30" office:value-type="string" calcext:value-type="string">
            <text:p>Núcleo</text:p>
          </table:table-cell>
          <table:table-cell table:style-name="ce34" office:value-type="string" calcext:value-type="string">
            <text:p>=</text:p>
          </table:table-cell>
          <table:table-cell table:style-name="ce37" table:formula="of:=IF(SUM([.I19:.M19])&gt;0;[.A5];&quot;-&quot;)" office:value-type="string" office:string-value="Alice" calcext:value-type="string">
            <text:p>Alice</text:p>
          </table:table-cell>
          <table:table-cell table:style-name="ce37" table:formula="of:=IF(SUM([.I20:.M20])&gt;0;[.A6];&quot;-&quot;)" office:value-type="string" office:string-value="Bruna" calcext:value-type="string">
            <text:p>Bruna</text:p>
          </table:table-cell>
          <table:table-cell table:style-name="ce37" table:formula="of:=IF(SUM([.I21:.M21])&gt;0;[.A7];&quot;-&quot;)" office:value-type="string" office:string-value="-" calcext:value-type="string">
            <text:p>-</text:p>
          </table:table-cell>
          <table:table-cell table:style-name="ce37" table:formula="of:=IF(SUM([.I22:.M22])&gt;0;[.A8];&quot;-&quot;)" office:value-type="string" office:string-value="-" calcext:value-type="string">
            <text:p>-</text:p>
          </table:table-cell>
          <table:table-cell table:style-name="ce37" table:formula="of:=IF(SUM([.I23:.M23])&gt;0;[.A9];&quot;-&quot;)" office:value-type="string" office:string-value="Ester" calcext:value-type="string">
            <text:p>Ester</text:p>
          </table:table-cell>
          <table:table-cell table:style-name="ce15"/>
        </table:table-row>
        <table:table-row table:style-name="ro2">
          <table:table-cell office:value-type="string" calcext:value-type="string">
            <text:p>A:a (c-a)</text:p>
          </table:table-cell>
          <table:table-cell table:formula="of:=([.B7]-[.B5])/[.B18]" office:value-type="float" office:value="0.166666666666667" calcext:value-type="float">
            <text:p>0.166666666666667</text:p>
          </table:table-cell>
          <table:table-cell table:number-columns-repeated="4"/>
          <table:table-cell table:style-name="ce21" office:value-type="string" calcext:value-type="string">
            <text:p>Dominadas</text:p>
          </table:table-cell>
          <table:table-cell table:style-name="ce35" office:value-type="string" calcext:value-type="string">
            <text:p>=</text:p>
          </table:table-cell>
          <table:table-cell table:style-name="ce15" table:formula="of:=IF(SUM([.I19:.I23])&gt;0;[.A5];&quot;-&quot;)" office:value-type="string" office:string-value="-" calcext:value-type="string">
            <text:p>-</text:p>
          </table:table-cell>
          <table:table-cell table:style-name="ce15" table:formula="of:=IF(SUM([.J19:.J23])&gt;0;[.A6];&quot;-&quot;)" office:value-type="string" office:string-value="-" calcext:value-type="string">
            <text:p>-</text:p>
          </table:table-cell>
          <table:table-cell table:style-name="ce15" table:formula="of:=IF(SUM([.K19:.K23])&gt;0;[.A7];&quot;-&quot;)" office:value-type="string" office:string-value="Carlos" calcext:value-type="string">
            <text:p>Carlos</text:p>
          </table:table-cell>
          <table:table-cell table:style-name="ce15" table:formula="of:=IF(SUM([.L19:.L23])&gt;0;[.A8];&quot;-&quot;)" office:value-type="string" office:string-value="Daniel" calcext:value-type="string">
            <text:p>Daniel</text:p>
          </table:table-cell>
          <table:table-cell table:style-name="ce15" table:formula="of:=IF(SUM([.M19:.M23])&gt;0;[.A9];&quot;-&quot;)" office:value-type="string" office:string-value="-" calcext:value-type="string">
            <text:p>-</text:p>
          </table:table-cell>
          <table:table-cell table:style-name="ce15"/>
        </table:table-row>
        <table:table-row table:style-name="ro2">
          <table:table-cell office:value-type="string" calcext:value-type="string">
            <text:p>A:b (c-a)</text:p>
          </table:table-cell>
          <table:table-cell table:formula="of:=([.C7]-[.C5])/[.B18]" office:value-type="float" office:value="-1" calcext:value-type="float">
            <text:p>-1</text:p>
          </table:table-cell>
          <table:table-cell table:number-columns-repeated="5"/>
          <table:table-cell table:style-name="ce15" table:number-columns-repeated="7"/>
        </table:table-row>
        <table:table-row table:style-name="ro2">
          <table:table-cell office:value-type="string" calcext:value-type="string">
            <text:p>A:c (c-a)</text:p>
          </table:table-cell>
          <table:table-cell table:formula="of:=([.D7]-[.D5])/[.B18]" office:value-type="float" office:value="-0.5" calcext:value-type="float">
            <text:p>-0.5</text:p>
          </table:table-cell>
          <table:table-cell table:number-columns-repeated="5"/>
          <table:table-cell table:style-name="ce15" table:number-columns-repeated="7"/>
        </table:table-row>
        <table:table-row table:style-name="ro2">
          <table:table-cell office:value-type="string" calcext:value-type="string">
            <text:p>A:d (c-a)</text:p>
          </table:table-cell>
          <table:table-cell table:formula="of:=([.E7]-[.E5])/[.B18]" office:value-type="float" office:value="-0.333333333333333" calcext:value-type="float">
            <text:p>-0.333333333333333</text:p>
          </table:table-cell>
          <table:table-cell table:number-columns-repeated="5"/>
          <table:table-cell table:style-name="ce15" table:number-columns-repeated="7"/>
        </table:table-row>
        <table:table-row table:style-name="ro2">
          <table:table-cell office:value-type="string" calcext:value-type="string">
            <text:p>A:e (c-a)</text:p>
          </table:table-cell>
          <table:table-cell table:formula="of:=([.F7]-[.F5])/[.B18]" office:value-type="float" office:value="-0.333333333333333" calcext:value-type="float">
            <text:p>-0.333333333333333</text:p>
          </table:table-cell>
          <table:table-cell table:number-columns-repeated="5"/>
          <table:table-cell table:style-name="ce15" table:number-columns-repeated="7"/>
        </table:table-row>
        <table:table-row table:style-name="ro2">
          <table:table-cell table:style-name="ce7" office:value-type="string" calcext:value-type="string">
            <text:p>Máximo A:C</text:p>
          </table:table-cell>
          <table:table-cell table:style-name="ce7" table:formula="of:==IF((MAX([.B26:.B30])&lt;0);0;MAX([.B26:.B30]))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a (d-a)</text:p>
          </table:table-cell>
          <table:table-cell table:formula="of:=([.B8]-[.B5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b (d-a)</text:p>
          </table:table-cell>
          <table:table-cell table:formula="of:=([.C8]-[.C5])/[.B18]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c (d-a)</text:p>
          </table:table-cell>
          <table:table-cell table:formula="of:=([.D8]-[.D5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d (d-a)</text:p>
          </table:table-cell>
          <table:table-cell table:formula="of:=([.E8]-[.E5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e (d-a)</text:p>
          </table:table-cell>
          <table:table-cell table:formula="of:=([.F8]-[.F5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A:D</text:p>
          </table:table-cell>
          <table:table-cell table:style-name="ce7" table:formula="of:=IF((MAX([.B32:.B36])&lt;0);0;MAX([.B32:.B36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a (e-a)</text:p>
          </table:table-cell>
          <table:table-cell table:formula="of:=([.B9]-[.B5])/[.B18]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b (e-a)</text:p>
          </table:table-cell>
          <table:table-cell table:formula="of:=([.C9]-[.C5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c (e-a)</text:p>
          </table:table-cell>
          <table:table-cell table:formula="of:=([.D9]-[.D5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d (e-a)</text:p>
          </table:table-cell>
          <table:table-cell table:formula="of:=([.E9]-[.E5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:e (e-a)</text:p>
          </table:table-cell>
          <table:table-cell table:formula="of:=([.F9]-[.F5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A:E</text:p>
          </table:table-cell>
          <table:table-cell table:style-name="ce7" table:formula="of:==IF((MAX([.B38:.B42])&lt;0);0;MAX([.B38:.B42]))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B:a (a-b)</text:p>
          </table:table-cell>
          <table:table-cell table:formula="of:=([.B5]-[.B6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b (a-b)</text:p>
          </table:table-cell>
          <table:table-cell table:formula="of:=([.C5]-[.C6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c (a-b)</text:p>
          </table:table-cell>
          <table:table-cell table:formula="of:=([.D5]-[.D6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e (a-b)</text:p>
          </table:table-cell>
          <table:table-cell table:formula="of:=([.E5]-[.E6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f (a-b)</text:p>
          </table:table-cell>
          <table:table-cell table:formula="of:=([.F5]-[.F6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B:A</text:p>
          </table:table-cell>
          <table:table-cell table:style-name="ce7" table:formula="of:==IF((MAX([.B45:.B49])&lt;0);0;MAX([.B45:.B49]))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a (c-b)</text:p>
          </table:table-cell>
          <table:table-cell table:formula="of:=([.B7]-[.B6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b (c-b)</text:p>
          </table:table-cell>
          <table:table-cell table:formula="of:=([.C7]-[.C6])/[.B18]" office:value-type="float" office:value="-0.833333333333333" calcext:value-type="float">
            <text:p>-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c (c-b)</text:p>
          </table:table-cell>
          <table:table-cell table:formula="of:=([.D7]-[.D6])/[.B18]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e (c-b)</text:p>
          </table:table-cell>
          <table:table-cell table:formula="of:=([.E7]-[.E6])/[.B18]" office:value-type="float" office:value="-0.833333333333333" calcext:value-type="float">
            <text:p>-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f (c-b)</text:p>
          </table:table-cell>
          <table:table-cell table:formula="of:=([.F7]-[.F6])/[.B18]" office:value-type="float" office:value="-0.833333333333333" calcext:value-type="float">
            <text:p>-0.83333333333333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B:C</text:p>
          </table:table-cell>
          <table:table-cell table:style-name="ce7" table:formula="of:==IF((MAX([.B51:.B55])&lt;0);0;MAX([.B51:.B55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a (d-b)</text:p>
          </table:table-cell>
          <table:table-cell table:formula="of:=([.B8]-[.B6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b (d-b)</text:p>
          </table:table-cell>
          <table:table-cell table:formula="of:=([.C8]-[.C6])/[.B18]" office:value-type="float" office:value="-0.833333333333333" calcext:value-type="float">
            <text:p>-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c (d-b)</text:p>
          </table:table-cell>
          <table:table-cell table:formula="of:=([.D8]-[.D6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e (d-b)</text:p>
          </table:table-cell>
          <table:table-cell table:formula="of:=([.E8]-[.E6])/[.B18]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f (d-b)</text:p>
          </table:table-cell>
          <table:table-cell table:formula="of:=([.F8]-[.F6])/[.B18]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B:D</text:p>
          </table:table-cell>
          <table:table-cell table:style-name="ce7" table:formula="of:==IF((MAX([.B57:.B61])&lt;0);0;MAX([.B57:.B61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a (e-b)</text:p>
          </table:table-cell>
          <table:table-cell table:formula="of:=([.B9]-[.B6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b (e-b)</text:p>
          </table:table-cell>
          <table:table-cell table:formula="of:=([.C9]-[.C6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c (e-b)</text:p>
          </table:table-cell>
          <table:table-cell table:formula="of:=([.D9]-[.D6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e (e-b)</text:p>
          </table:table-cell>
          <table:table-cell table:formula="of:=([.E9]-[.E6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:f (e-b)</text:p>
          </table:table-cell>
          <table:table-cell table:formula="of:=([.F9]-[.F6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B:E</text:p>
          </table:table-cell>
          <table:table-cell table:style-name="ce7" table:formula="of:==IF((MAX([.B63:.B67])&lt;0);0;MAX([.B63:.B67]))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C:a (a-c)</text:p>
          </table:table-cell>
          <table:table-cell table:formula="of:=([.B5]-[.B7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b (a-c)</text:p>
          </table:table-cell>
          <table:table-cell table:formula="of:=([.C5]-[.C7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c (a-c)</text:p>
          </table:table-cell>
          <table:table-cell table:formula="of:=([.D5]-[.D7])/[.B18]"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d (a-c)</text:p>
          </table:table-cell>
          <table:table-cell table:formula="of:=([.E5]-[.E7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e (a-c)</text:p>
          </table:table-cell>
          <table:table-cell table:formula="of:=([.F5]-[.F7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C:A</text:p>
          </table:table-cell>
          <table:table-cell table:style-name="ce7" table:formula="of:==IF((MAX([.B70:.B74])&lt;0);0;MAX([.B70:.B74])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a (b-c)</text:p>
          </table:table-cell>
          <table:table-cell table:formula="of:=([.B6]-[.B7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b (b-c)</text:p>
          </table:table-cell>
          <table:table-cell table:formula="of:=([.C6]-[.C7])/[.B18]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c (b-c)</text:p>
          </table:table-cell>
          <table:table-cell table:formula="of:=([.D6]-[.D7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d (b-c)</text:p>
          </table:table-cell>
          <table:table-cell table:formula="of:=([.E6]-[.E7])/[.B18]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e (b-c)</text:p>
          </table:table-cell>
          <table:table-cell table:formula="of:=([.F6]-[.F7])/[.B18]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C:B</text:p>
          </table:table-cell>
          <table:table-cell table:style-name="ce7" table:formula="of:==IF((MAX([.B76:.B80])&lt;0);0;MAX([.B76:.B80])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a (d-c)</text:p>
          </table:table-cell>
          <table:table-cell table:formula="of:=([.B8]-[.B7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b (d-c)</text:p>
          </table:table-cell>
          <table:table-cell table:formula="of:=([.C8]-[.C7])/[.B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c (d-c)</text:p>
          </table:table-cell>
          <table:table-cell table:formula="of:=([.D8]-[.D7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d (d-c)</text:p>
          </table:table-cell>
          <table:table-cell table:formula="of:=([.E8]-[.E7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e (d-c)</text:p>
          </table:table-cell>
          <table:table-cell table:formula="of:=([.F8]-[.F7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C:D</text:p>
          </table:table-cell>
          <table:table-cell table:style-name="ce7" table:formula="of:==IF((MAX([.B82:.B86])&lt;0);0;MAX([.B82:.B86]))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a (e-c)</text:p>
          </table:table-cell>
          <table:table-cell table:formula="of:=([.B9]-[.B7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b (e-c)</text:p>
          </table:table-cell>
          <table:table-cell table:formula="of:=([.C9]-[.C7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c (e-c)</text:p>
          </table:table-cell>
          <table:table-cell table:formula="of:=([.D9]-[.D7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d (e-c)</text:p>
          </table:table-cell>
          <table:table-cell table:formula="of:=([.E9]-[.E7])/[.B18]"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:e (e-c)</text:p>
          </table:table-cell>
          <table:table-cell table:formula="of:=([.F9]-[.F7])/[.B18]"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C:E</text:p>
          </table:table-cell>
          <table:table-cell table:style-name="ce7" table:formula="of:==IF((MAX([.B88:.B92])&lt;0);0;MAX([.B88:.B92]))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D:a (a-d)</text:p>
          </table:table-cell>
          <table:table-cell table:formula="of:=([.B5]-[.B8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b (a-d)</text:p>
          </table:table-cell>
          <table:table-cell table:formula="of:=([.C5]-[.C8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c (a-d)</text:p>
          </table:table-cell>
          <table:table-cell table:formula="of:=([.D5]-[.D8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d (a-d)</text:p>
          </table:table-cell>
          <table:table-cell table:formula="of:=([.E5]-[.E8])/[.B18]"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e (a-d)</text:p>
          </table:table-cell>
          <table:table-cell table:formula="of:=([.F5]-[.F8])/[.B18]" office:value-type="float" office:value="0.5" calcext:value-type="float">
            <text:p>0.5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D:A</text:p>
          </table:table-cell>
          <table:table-cell table:style-name="ce7" table:formula="of:==IF((MAX([.B95:.B99])&lt;0);0;MAX([.B95:.B99])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a (b-d)</text:p>
          </table:table-cell>
          <table:table-cell table:formula="of:=([.B6]-[.B8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b (b-d)</text:p>
          </table:table-cell>
          <table:table-cell table:formula="of:=([.C6]-[.C8])/[.B18]" office:value-type="float" office:value="0.833333333333333" calcext:value-type="float">
            <text:p>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c (b-d)</text:p>
          </table:table-cell>
          <table:table-cell table:formula="of:=([.D6]-[.D8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d (b-d)</text:p>
          </table:table-cell>
          <table:table-cell table:formula="of:=([.E6]-[.E8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e (b-d)</text:p>
          </table:table-cell>
          <table:table-cell table:formula="of:=([.F6]-[.F8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D:B</text:p>
          </table:table-cell>
          <table:table-cell table:style-name="ce7" table:formula="of:==IF((MAX([.B101:.B105])&lt;0);0;MAX([.B101:.B105])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a (c-d)</text:p>
          </table:table-cell>
          <table:table-cell table:formula="of:=([.B7]-[.B8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b (c-d)</text:p>
          </table:table-cell>
          <table:table-cell table:formula="of:=([.C7]-[.C8])/[.B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c (c-d)</text:p>
          </table:table-cell>
          <table:table-cell table:formula="of:=([.D7]-[.D8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d (c-d)</text:p>
          </table:table-cell>
          <table:table-cell table:formula="of:=([.E7]-[.E8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e (c-d)</text:p>
          </table:table-cell>
          <table:table-cell table:formula="of:=([.F7]-[.F8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D:C</text:p>
          </table:table-cell>
          <table:table-cell table:style-name="ce7" table:formula="of:==IF((MAX([.B107:.B111])&lt;0);0;MAX([.B107:.B111]))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a (e-d)</text:p>
          </table:table-cell>
          <table:table-cell table:formula="of:=([.B9]-[.B8])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b (e-d)</text:p>
          </table:table-cell>
          <table:table-cell table:formula="of:=([.C9]-[.C8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c (e-d)</text:p>
          </table:table-cell>
          <table:table-cell table:formula="of:=([.D9]-[.D8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d (e-d)</text:p>
          </table:table-cell>
          <table:table-cell table:formula="of:=([.E9]-[.E8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:e (e-d)</text:p>
          </table:table-cell>
          <table:table-cell table:formula="of:=([.F9]-[.F8])/[.B18]" office:value-type="float" office:value="0.666666666666667" calcext:value-type="float">
            <text:p>0.6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D:E</text:p>
          </table:table-cell>
          <table:table-cell table:style-name="ce7" table:formula="of:==IF((MAX([.B113:.B117])&lt;0);0;MAX([.B113:.B117])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E:a (a-e)</text:p>
          </table:table-cell>
          <table:table-cell table:formula="of:=([.B5]-[.B9])/[.B18]" office:value-type="float" office:value="-0.833333333333333" calcext:value-type="float">
            <text:p>-0.8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b (a-e)</text:p>
          </table:table-cell>
          <table:table-cell table:formula="of:=([.C5]-[.C9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c (a-e)</text:p>
          </table:table-cell>
          <table:table-cell table:formula="of:=([.D5]-[.D9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d (a-e)</text:p>
          </table:table-cell>
          <table:table-cell table:formula="of:=([.E5]-[.E9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e (a-e)</text:p>
          </table:table-cell>
          <table:table-cell table:formula="of:=([.F5]-[.F9])/[.B18]" office:value-type="float" office:value="-0.166666666666667" calcext:value-type="float">
            <text:p>-0.1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E:A</text:p>
          </table:table-cell>
          <table:table-cell table:style-name="ce7" table:formula="of:==IF((MAX([.B120:.B124])&lt;0);0;MAX([.B120:.B124]))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a (b-e)</text:p>
          </table:table-cell>
          <table:table-cell table:formula="of:=([.B6]-[.B9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b (b-e)</text:p>
          </table:table-cell>
          <table:table-cell table:formula="of:=([.C6]-[.C9])/[.B18]" office:value-type="float" office:value="0.166666666666667" calcext:value-type="float">
            <text:p>0.1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c (b-e)</text:p>
          </table:table-cell>
          <table:table-cell table:formula="of:=([.D6]-[.D9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d (b-e)</text:p>
          </table:table-cell>
          <table:table-cell table:formula="of:=([.E6]-[.E9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e (b-e)</text:p>
          </table:table-cell>
          <table:table-cell table:formula="of:=([.F6]-[.F9])/[.B18]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E:B</text:p>
          </table:table-cell>
          <table:table-cell table:style-name="ce7" table:formula="of:==IF((MAX([.B126:.B130])&lt;0);0;MAX([.B126:.B130]))" office:value-type="float" office:value="0.333333333333333" calcext:value-type="float">
            <text:p>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a (c-e)</text:p>
          </table:table-cell>
          <table:table-cell table:formula="of:=([.B7]-[.B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b (c-e)</text:p>
          </table:table-cell>
          <table:table-cell table:formula="of:=([.C7]-[.C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c (c-e)</text:p>
          </table:table-cell>
          <table:table-cell table:formula="of:=([.D7]-[.D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d (c-e)</text:p>
          </table:table-cell>
          <table:table-cell table:formula="of:=([.E7]-[.E9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e (c-e)</text:p>
          </table:table-cell>
          <table:table-cell table:formula="of:=([.F7]-[.F9])/[.B18]" office:value-type="float" office:value="-0.5" calcext:value-type="float">
            <text:p>-0.5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E:C</text:p>
          </table:table-cell>
          <table:table-cell table:style-name="ce7" table:formula="of:==IF((MAX([.B132:.B136])&lt;0);0;MAX([.B132:.B136]))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a (d-e)</text:p>
          </table:table-cell>
          <table:table-cell table:formula="of:=([.B8]-[.B9])/[.B18]"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b (d-e)</text:p>
          </table:table-cell>
          <table:table-cell table:formula="of:=([.C8]-[.C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c (d-e)</text:p>
          </table:table-cell>
          <table:table-cell table:formula="of:=([.D8]-[.D9])/[.B18]" office:value-type="float" office:value="-0.333333333333333" calcext:value-type="float">
            <text:p>-0.33333333333333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d (d-e)</text:p>
          </table:table-cell>
          <table:table-cell table:formula="of:=([.E8]-[.E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:e (d-e)</text:p>
          </table:table-cell>
          <table:table-cell table:formula="of:=([.F8]-[.F9])/[.B18]" office:value-type="float" office:value="-0.666666666666667" calcext:value-type="float">
            <text:p>-0.666666666666667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Máximo E:D</text:p>
          </table:table-cell>
          <table:table-cell table:style-name="ce7" table:formula="of:==IF((MAX([.B138:.B142])&lt;0);0;MAX([.B138:.B142]))"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09:48:06.69265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9:44:51.967414202</meta:creation-date>
    <dc:date>2019-08-06T12:38:26.571668176</dc:date>
    <meta:editing-duration>PT10H28M15S</meta:editing-duration>
    <meta:editing-cycles>24</meta:editing-cycles>
    <meta:generator>LibreOffice/6.0.7.3$Linux_X86_64 LibreOffice_project/00m0$Build-3</meta:generator>
    <meta:document-statistic meta:table-count="1" meta:cell-count="431" meta:object-count="0"/>
  </office:meta>
</office:document-meta>
</file>